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ucida Sans Unicode" officeooo:rsid="0016c94a" officeooo:paragraph-rsid="0016c94a"/>
    </style:style>
    <style:style style:name="P2" style:family="paragraph" style:parent-style-name="Standard">
      <style:text-properties style:font-name="Lucida Sans Unicode" fo:font-size="18pt" style:text-underline-style="solid" style:text-underline-width="auto" style:text-underline-color="font-color" fo:font-weight="bold" officeooo:rsid="0016c94a" officeooo:paragraph-rsid="0016c94a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Lucida Sans Unicode" fo:font-size="14pt" style:text-underline-style="none" fo:font-weight="normal" officeooo:rsid="0016c94a" officeooo:paragraph-rsid="0016c94a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ucida Sans Unicode" fo:font-size="14pt" style:text-underline-style="none" fo:font-weight="normal" officeooo:rsid="001bed4e" officeooo:paragraph-rsid="001bed4e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ucida Sans Unicode" fo:font-size="18pt" style:text-underline-style="none" fo:font-weight="normal" officeooo:rsid="0016c94a" officeooo:paragraph-rsid="0016c94a" style:font-size-asian="15.75pt" style:font-weight-asian="normal" style:font-size-complex="18pt" style:font-weight-complex="normal"/>
    </style:style>
    <style:style style:name="P6" style:family="paragraph" style:parent-style-name="Standard">
      <style:text-properties style:font-name="Lucida Sans Unicode" fo:font-size="14pt" style:text-underline-style="none" fo:font-weight="normal" officeooo:rsid="001bed4e" officeooo:paragraph-rsid="001bed4e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Lucida Sans Unicode" fo:font-size="14pt" style:text-underline-style="none" fo:font-weight="normal" officeooo:rsid="001de09a" officeooo:paragraph-rsid="001de09a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ucida Sans Unicode" fo:font-size="14pt" style:text-underline-style="none" fo:font-weight="normal" officeooo:rsid="001e9f9e" officeooo:paragraph-rsid="001e9f9e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Lucida Sans Unicode" fo:font-size="14pt" style:text-underline-style="none" fo:font-weight="normal" officeooo:rsid="00211552" officeooo:paragraph-rsid="00211552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ucida Sans Unicode" fo:font-size="14pt" style:text-underline-style="none" fo:font-weight="normal" officeooo:rsid="0016c94a" officeooo:paragraph-rsid="0016c94a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ucida Sans Unicode" fo:font-size="14pt" style:text-underline-style="none" fo:font-weight="normal" officeooo:rsid="0021b96a" officeooo:paragraph-rsid="0021b96a" style:font-size-asian="12.25pt" style:font-weight-asian="normal" style:font-size-complex="14pt" style:font-weight-complex="normal"/>
    </style:style>
    <style:style style:name="T1" style:family="text">
      <style:text-properties officeooo:rsid="001979b3"/>
    </style:style>
    <style:style style:name="T2" style:family="text">
      <style:text-properties officeooo:rsid="001a8279"/>
    </style:style>
    <style:style style:name="T3" style:family="text">
      <style:text-properties officeooo:rsid="001de09a"/>
    </style:style>
    <style:style style:name="T4" style:family="text">
      <style:text-properties officeooo:rsid="00238a7f"/>
    </style:style>
    <style:style style:name="T5" style:family="text">
      <style:text-properties officeooo:rsid="002531b4"/>
    </style:style>
    <style:style style:name="T6" style:family="text">
      <style:text-properties officeooo:rsid="002593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continuación, presento la resolución al <text:span text:style-name="T3">T</text:span>rabajo Práctico Final.</text:p>
      <text:p text:style-name="P2"/>
      <text:p text:style-name="P2">Parte 1: <text:span text:style-name="T1">Creación de una marca:</text:span></text:p>
      <text:p text:style-name="P5"/>
      <text:p text:style-name="P4">Bueno, voy a crear a la marca registrada “<text:span text:style-name="T4">F</text:span>umbo”.</text:p>
      <text:p text:style-name="P7"><text:span text:style-name="T4">F</text:span>umbo es un software del tipo Sistema Operativo, que viene a ser una nueva competencia para sistemas como los de Mac OS. Una versión mejorada.</text:p>
      <text:p text:style-name="P7"/>
      <text:p text:style-name="P8">Es una empresa, que con su proyecto principal, se propone alcanzar a casi todo tipo de usuario. El nombre de la empresa encargada es “<text:span text:style-name="T4">Varta</text:span>Tech”.</text:p>
      <text:p text:style-name="P8"/>
      <text:p text:style-name="P9">Apunta a una gama extensa de usuarios, porque tiene como ambición tener el equilibrio perfecto entre usuarios que apuntan tanto a <text:span text:style-name="T6">jugadores de videojuegos</text:span>, desarrollo gráfico, desarrollo general, y usuario inexperto. Además de adaptar perfectamente con facilidad software libre y privado.</text:p>
      <text:p text:style-name="P9"/>
      <text:p text:style-name="P11">Ambas nominaciones <text:span text:style-name="T5">(Fumbo y VartaTech)</text:span> <text:span text:style-name="T4">fueron pautadas con la base esencial de ser nombres simples y fáciles de pronunciar y leer. Además, como dato de color “Fumbo” significa Misterio en Suajili, lenguaje hablado en Kenia, Asia. Y la traducción de palabras del nombre empresarial, vendría a ser “Negociaciones técnico”, primera palabra y segunda en Hindi de India, e Inglés respectivamente. Los nombres no pretenden llegar a tener ningún sentido más que el de ser nombres cortos y sonoros.</text:span></text:p>
      <text:p text:style-name="P3"/>
      <text:p text:style-name="P2">Parte <text:span text:style-name="T2">2</text:span>: <text:span text:style-name="T2">Maqueta de Página Web:</text:span></text:p>
      <text:p text:style-name="P5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ucida Sans Unicode" officeooo:rsid="0016c94a" officeooo:paragraph-rsid="0016c9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20:10:05.766000000</meta:creation-date>
    <meta:generator>LibreOffice/6.1.3.2$Windows_X86_64 LibreOffice_project/86daf60bf00efa86ad547e59e09d6bb77c699acb</meta:generator>
    <dc:date>2021-07-29T01:46:40.786000000</dc:date>
    <meta:editing-duration>PT54M23S</meta:editing-duration>
    <meta:editing-cycles>11</meta:editing-cycles>
    <meta:document-statistic meta:table-count="0" meta:image-count="0" meta:object-count="0" meta:page-count="2" meta:paragraph-count="9" meta:word-count="204" meta:character-count="1276" meta:non-whitespace-character-count="1081"/>
  </office:meta>
</office:document-meta>
</file>